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48f8f" officeooo:paragraph-rsid="00048f8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А.П.Чехов</text:p>
      <text:p text:style-name="P1">БЕЗЗАЩИТНОЕ СУЩЕСТВО </text:p>
      <text:p text:style-name="Text_20_body">Как ни силен был ночью припадок подагры, как ни скрипели потом нервы, а Кистунов все-таки отправился утром на службу и своевременно начал приемку просителей и клиентов банка. Вид у него был томный, замученный, и говорил он еле-еле, чуть дыша, как умирающий. </text:p>
      <text:p text:style-name="Text_20_body">— Что вам угодно? — обратился он к просительнице в допотопном салопе, очень похожей сзади на большого навозного жука. </text:p>
      <text:p text:style-name="Text_20_body">— Изволите ли видеть, ваше превосходительство, — начала скороговоркой просительница, — муж мой, коллежский асессор Щукин, проболел пять месяцев, и, пока он, извините, лежал дома и лечился, ему без всякой причины отставку дали, ваше превосходительство, а когда я пошла за его жалованьем, они, изволите видеть, вычли из его жалованья 24 рубля 36 коп.! За что? — спрашиваю. — «А он, говорят, из товарищеской кассы брал и за него другие чиновники ручались». Как же так? Нешто он мог без моего согласия брать? Это невозможно, ваше превосходительство. Да почему такое? Я женщина бедная, только и кормлюсь жильцами... Я слабая, беззащитная... От всех обиду терплю и ни от кого доброго слова не слышу... </text:p>
      <text:p text:style-name="Text_20_body">Просительница заморгала глазами и полезла в салоп за платком. Кистунов взял от нее прошение и стал читать. </text:p>
      <text:p text:style-name="Text_20_body">— Позвольте, как же это? — пожал он плечами. — Я ничего не понимаю. Очевидно, вы, сударыня, не туда попали. Ваша просьба по существу совсем к нам не относится. Вы потрудитесь обратиться в то ведомство, где служил ваш муж. </text:p>
      <text:p text:style-name="Text_20_body">— И-и, батюшка, я в пяти местах уже была, и везде даже прошения не взяли! — сказала Щукина. — Я уж и голову потеряла, да спасибо, дай бог здоровья зятю Борису Матвеичу, надоумил к вам сходить. «Вы, говорит, мамаша, обратитесь к господину Кистунову: он влиятельный человек, для вас всё может сделать»... Помогите, ваше превосходительство! </text:p>
      <text:p text:style-name="Text_20_body">— Мы, госпожа Щукина, ничего не можем для вас сделать... Поймите вы: ваш муж, насколько я могу судить, служил по военно-медицинскому ведомству, а наше учреждение совершенно частное, коммерческое, у нас банк. Как не понять этого! </text:p>
      <text:p text:style-name="Text_20_body">Кистунов еще раз пожал плечами и повернулся к господину в военной форме, с флюсом. </text:p>
      <text:p text:style-name="Text_20_body">— Ваше превосходительство, — пропела жалобным голосом Щукина, — а что муж болен был, у меня докторское свидетельство есть! Вот оно, извольте поглядеть! </text:p>
      <text:p text:style-name="Text_20_body">— Прекрасно, я верю вам, — сказал раздраженно Кистунов, — но, повторяю, это к нам не относится. Странно и даже смешно! Неужели ваш муж не знает, куда вам обращаться? </text:p>
      <text:p text:style-name="Text_20_body">— Он, ваше превосходительство, у меня ничего не знает. Зарядил одно: «Не твое дело! Пошла вон!» да и всё тут... А чье же дело? Ведь на моей-то шее они сидят! На мое-ей! </text:p>
      <text:p text:style-name="Text_20_body">Кистунов опять повернулся к Щукиной и стал объяснять ей разницу между ведомством военно-медицинским и частным банком. Та внимательно выслушала его, кивнула в знак согласия головой и сказала: </text:p>
      <text:p text:style-name="Text_20_body"><text:soft-page-break/>— Так, так, так... Понимаю, батюшка. В таком случае, ваше превосходительство, прикажите выдать мне хоть 15 рублей! Я согласна не всё сразу. </text:p>
      <text:p text:style-name="Text_20_body">— Уф! — вздохнул Кистунов, откидывая назад голову. — Вам не втолкуешь! Да поймите же, что обращаться к нам с подобной просьбой так же странно, как подавать прошение о разводе, например, в аптеку или в пробирную палатку. Вам недоплатили, но мы-то тут при чем? </text:p>
      <text:p text:style-name="Text_20_body">— Ваше превосходительство, заставьте вечно бога молить, пожалейте меня, сироту, — заплакала Щукина. — Я женщина беззащитная, слабая... Замучилась до смерти... И с жильцами судись, и за мужа хлопочи, и по хозяйству бегай, а тут еще говею и зять без места... Только одна слава, что пью и ем, а сама еле на ногах стою... Всю ночь не спала. </text:p>
      <text:p text:style-name="Text_20_body">Кистунов почувствовал сердцебиение. Сделав страдальческое лицо и прижав руку к сердцу, он опять начал объяснять Щукиной, но голос его оборвался... </text:p>
      <text:p text:style-name="Text_20_body">— Нет, извините, я не могу с вами говорить, — сказал он и махнул рукой. — У меня даже голова закружилась. Вы и нам мешаете и время понапрасну теряете. Уф!.. Алексей Николаич, — обратился он к одному из служащих, — объясните вы, пожалуйста, госпоже Щукиной! </text:p>
      <text:p text:style-name="Text_20_body">Кистунов, обойдя всех просителей, отправился к себе в кабинет и подписал с десяток бумаг, а Алексей Николаич всё еще возился со Щукиной. Сидя у себя в кабинете, Кистунов долго слышал два голоса: монотонный, сдержанный бас Алексея Николаича и плачущий, взвизгивающий голос Щукиной... </text:p>
      <text:p text:style-name="Text_20_body">— Я женщина беззащитная, слабая, я женщина болезненная, — говорила Щукина. — На вид, может, я крепкая, а ежели разобрать, так во мне ни одной жилочки нет здоровой. Еле на ногах стою и аппетита решилась... Кофий сегодня пила, и без всякого удовольствия. </text:p>
      <text:p text:style-name="Text_20_body">А Алексей Николаич объяснял ей разницу между ведомствами и сложную систему направления бумаг. Скоро он утомился, и его сменил бухгалтер. </text:p>
      <text:p text:style-name="Text_20_body">— Удивительно противная баба! — возмущался Кистунов, нервно ломая пальцы и то и дело подходя к графину с водой. — Это идиотка, пробка! Меня замучила и их заездит, подлая! Уф... сердце бьется! </text:p>
      <text:p text:style-name="Text_20_body">Через полчаса он позвонил. Явился Алексей Николаич. </text:p>
      <text:p text:style-name="Text_20_body">— Что у вас там? — томно спросил Кистунов. </text:p>
      <text:p text:style-name="Text_20_body">— Да никак не втолкуем, Петр Александрыч! Просто замучились. Мы ей про Фому, а она про Ерему... </text:p>
      <text:p text:style-name="Text_20_body">— Я... я не могу ее голоса слышать... Заболел я... не выношу... </text:p>
      <text:p text:style-name="Text_20_body">— Позвать швейцара, Петр Александрыч, пусть ее выведет. </text:p>
      <text:p text:style-name="Text_20_body">— Нет, нет! — испугался Кистунов. — Она визг поднимет, а в этом доме много квартир, и про нас чёрт знает что могут подумать... Уж вы, голубчик, как-нибудь постарайтесь объяснить ей. </text:p>
      <text:p text:style-name="Text_20_body">Через минуту опять послышалось гуденье Алексея Николаича. Прошло четверть часа, и на смену его басу зажужжал сиплый тенорок бухгалтера. </text:p>
      <text:p text:style-name="Text_20_body">— За-ме-чательно подлая! — возмущался Кистунов, нервно вздрагивая плечами. — Глупа, как сивый мерин, чёрт бы ее взял. Кажется, у меня опять подагра разыгрывается... Опять мигрень... </text:p>
      <text:p text:style-name="Text_20_body"><text:soft-page-break/>В соседней комнате Алексей Николаич, выбившись из сил, наконец, постучал пальцем по столу, потом себе по лбу. </text:p>
      <text:p text:style-name="Text_20_body">— Одним словом, у вас на плечах не голова, — сказал он, — а вот что... </text:p>
      <text:p text:style-name="Text_20_body">— Ну, нечего, нечего... — обиделась старуха. — Своей жене постучи... Скважина! Не очень-то рукам волю давай. </text:p>
      <text:p text:style-name="Text_20_body">И, глядя на нее со злобой, с остервенением, точно желая проглотить ее, Алексей Николаич сказал тихим, придушенным голосом: </text:p>
      <text:p text:style-name="Text_20_body">— Вон отсюда! </text:p>
      <text:p text:style-name="Text_20_body">— Что-о? — взвизгнула вдруг Щукина. — Да как вы смеете? Я женщина слабая, беззащитная, я не позволю! Мой муж коллежский асессор! Скважина этакая! Схожу к адвокату Дмитрию Карлычу, так от тебя звания не останется! Троих жильцов засудила, а за твои дерзкие слова ты у меня в ногах наваляешься! Я до вашего генерала пойду! Ваше превосходительство! Ваше превосходительство! </text:p>
      <text:p text:style-name="Text_20_body">— Пошла вон отсюда, язва! — прошипел Алексей Николаич. </text:p>
      <text:p text:style-name="Text_20_body">Кистунов отворил дверь и выглянул в присутствие. </text:p>
      <text:p text:style-name="Text_20_body">— Что такое? — спросил он плачущим голосом. </text:p>
      <text:p text:style-name="Text_20_body">Щукина, красная как рак, стояла среди комнаты и, вращая глазами, тыкала в воздух пальцами. Служащие в банке стояли по сторонам и, тоже красные, видимо замученные, растерянно переглядывались. </text:p>
      <text:p text:style-name="Text_20_body">— Ваше превосходительство! — бросилась к Кистунову Щукина. — Вот этот, вот самый... вот этот... (она указала на Алексея Николаича) постучал себе пальцем по лбу, а потом по столу... Вы велели ему мое дело разобрать, а он насмехается! Я женщина слабая, беззащитная... Мой муж коллежский асессор, и сама я майорская дочь! </text:p>
      <text:p text:style-name="Text_20_body">— Хорошо, сударыня, — простонал Кистунов, — я разберу... приму меры... Уходите... после!.. </text:p>
      <text:p text:style-name="Text_20_body">— А когда же я получу, ваше превосходительство? Мне нынче деньги надобны! </text:p>
      <text:p text:style-name="Text_20_body">Кистунов дрожащей рукой провел себе по лбу, вздохнул и опять начал объяснять: </text:p>
      <text:p text:style-name="Text_20_body">— Сударыня, я уже вам говорил. Здесь банк, учреждение частное, коммерческое... Что же вы от нас хотите? И поймите толком, что вы нам мешаете. </text:p>
      <text:p text:style-name="Text_20_body">Щукина выслушала его и вздохнула. </text:p>
      <text:p text:style-name="Text_20_body">— Так, так... — согласилась она. — Только уж вы, ваше превосходительство, сделайте милость, заставьте вечно бога молить, будьте отцом родным, защитите. Ежели медицинского свидетельства мало, то я могу и из участка удостоверение представить... Прикажите выдать мне деньги! </text:p>
      <text:p text:style-name="Text_20_body">У Кистунова зарябило в глазах. Он выдохнул весь воздух, сколько его было в легких, и в изнеможении опустился на стул. </text:p>
      <text:p text:style-name="Text_20_body">— Сколько вы хотите получить? — спросил он слабым голосом. </text:p>
      <text:p text:style-name="Text_20_body"><text:soft-page-break/>— 24 рубля 36 копеек. </text:p>
      <text:p text:style-name="Text_20_body">Кистунов вынул из кармана бумажник, достал оттуда четвертной билет и подал его Щукиной. </text:p>
      <text:p text:style-name="Text_20_body">— Берите и... и уходите! </text:p>
      <text:p text:style-name="Text_20_body">Щукина завернула в платочек деньги, спрятала и, сморщив лицо в сладкую, деликатную, даже кокетливую улыбочку, спросила: </text:p>
      <text:p text:style-name="Text_20_body">— Ваше превосходительство, а нельзя ли моему мужу опять поступить на место? </text:p>
      <text:p text:style-name="Text_20_body">— Я уеду... болен... — сказал Кистунов томным голосом. — У меня страшное сердцебиение. </text:p>
      <text:p text:style-name="Text_20_body">По отъезде его Алексей Николаич послал Никиту за лавровишневыми каплями, и все, приняв по 20 капель, уселись за работу, а Щукина потом часа два еще сидела в передней и разговаривала со швейцаром, ожидая, когда вернется Кистунов. </text:p>
      <text:p text:style-name="Text_20_body">Приходила она и на другой день. </text:p>
      <text:section text:style-name="Sect1" text:name="ctrlcopy">
        <text:p text:style-name="Text_20_body"><text:line-break/><text:line-break/><text:line-break/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49:02.292949227</meta:creation-date>
    <meta:print-date>2018-03-23T15:50:44.893618968</meta:print-date>
    <dc:date>2018-03-23T15:56:44.327647846</dc:date>
    <meta:editing-duration>PT7M41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4" meta:paragraph-count="59" meta:word-count="1286" meta:character-count="8581" meta:non-whitespace-character-count="7209"/>
  </office:meta>
</office:document-meta>
</file>